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d7d2" officeooo:paragraph-rsid="001fd7d2"/>
    </style:style>
    <style:style style:name="T1" style:family="text">
      <style:text-properties officeooo:rsid="001ff5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<text:span text:style-name="T1">Z</text:span></text:p>
      <text:section text:style-name="Sect1" text:name="SectionZ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Y</text:span></text:p>
      <text:section text:style-name="Sect1" text:name="SectionY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A</text:span></text:p>
      <text:section text:style-name="Sect1" text:name="SectionA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B</text:span></text:p>
      <text:section text:style-name="Sect1" text:name="SectionB">
        <text:p text:style-name="P1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ction <text:span text:style-name="T1">C</text:span></text:p>
      <text:section text:style-name="Sect1" text:name="SectionC">
        <text:p text:style-name="P1"/>
      </text:section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1" svg:font-family="Albany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lbany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lbany" style:font-family-complex="Albany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lbany1" style:font-family-complex="Albany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1" style:font-family-complex="Albany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1" style:font-family-complex="Albany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2:49:31.660000000</meta:creation-date>
    <dc:date>2021-03-09T13:21:54.220000000</dc:date>
    <meta:editing-duration>PT32M21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5" meta:word-count="10" meta:character-count="45" meta:non-whitespace-character-count="40"/>
  </office:meta>
</office:document-meta>
</file>